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</office:automatic-styles>
  <office:body>
    <office:text text:use-soft-page-breaks="true">
      <text:p text:style-name="P1">The whole circuit is composed of mainly two components consuming current:</text:p>
      <text:p text:style-name="P2"/>
      <text:p text:style-name="Normal">Arduino nano:</text:p>
      <text:p text:style-name="Normal"><text:a xlink:href="https://www.quora.com/How-much-current-does-Arduino-Nano-draw?share=1" office:target-frame-name="_top" xlink:show="replace"><text:span text:style-name="Lienhypertexte">https://www.quora.com/How-much-current-does-Arduino-Nano-draw</text:span></text:a></text:p>
      <text:p text:style-name="Normal"><text:a xlink:href="https://store.arduino.cc/products/arduino-nano" office:target-frame-name="_top" xlink:show="replace"><text:span text:style-name="Lienhypertexte">https://store.arduino.cc/products/arduino-nano</text:span></text:a><text:s/></text:p>
      <text:p text:style-name="Normal"/>
      <text:p text:style-name="Normal">Current consumption: 19 mA<text:s/>on 5V, 12 mA on VIN</text:p>
      <text:p text:style-name="Normal"/>
      <text:p text:style-name="P3">Use the VIN input, not the 5V</text:p>
      <text:p text:style-name="P4"/>
      <text:p text:style-name="P5">HC-05:</text:p>
      <text:p text:style-name="Normal"><text:a xlink:href="https://components101.com/wireless/hc-05-bluetooth-module" office:target-frame-name="_top" xlink:show="replace"><text:span text:style-name="Lienhypertexte">https://components101.com/wireless/hc-05-bluetooth-module</text:span></text:a><text:s/></text:p>
      <text:p text:style-name="Normal"><text:a xlink:href="https://athena-robots.readthedocs.io/en/latest/hc05_bluetooth.html" office:target-frame-name="_top" xlink:show="replace"><text:span text:style-name="Lienhypertexte">https://athena-robots.readthedocs.io/en/latest/hc05_bluetooth.html</text:span></text:a><text:s/></text:p>
      <text:p text:style-name="Normal"/>
      <text:p text:style-name="P6">Operating current:<text:s/>&lt; 30 mA</text:p>
      <text:p text:style-name="P7">20 mA while communicating, 40 mA while searching/pairing<text:s/>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rre Treton</meta:initial-creator>
    <dc:creator>Pierre Treton</dc:creator>
    <meta:creation-date>2021-09-28T21:17:00Z</meta:creation-date>
    <dc:date>2021-09-28T22:20:00Z</dc:date>
    <meta:template xlink:href="Normal.dotm" xlink:type="simple"/>
    <meta:editing-cycles>2</meta:editing-cycles>
    <meta:editing-duration>PT3780S</meta:editing-duration>
    <meta:document-statistic meta:page-count="1" meta:paragraph-count="1" meta:word-count="124" meta:character-count="805" meta:row-count="5" meta:non-whitespace-character-count="682"/>
  </office:meta>
</office:document-meta>
</file>